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335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Fresh Eating Generations</text:p>
          </table:table-cell>
          <table:table-cell office:value-type="string">
            <text:p>Storage Generations</text:p>
          </table:table-cell>
          <table:table-cell office:value-type="string">
            <text:p>Bed Ft/fresh eating Generation</text:p>
          </table:table-cell>
          <table:table-cell office:value-type="string">
            <text:p>Bed ft/Storage generation</text:p>
          </table:table-cell>
          <table:table-cell office:value-type="string">
            <text:p>time between generations</text:p>
          </table:table-cell>
          <table:table-cell office:value-type="string">
            <text:p>Fresh Eating Planting Dates</text:p>
          </table:table-cell>
          <table:table-cell office:value-type="string">
            <text:p>Storage Planting Dates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4/12, 4/28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table:style-name="ce3" office:value-type="date" office:date-value="2012-07-01">
            <text:p>07/01/12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2/12, 5/2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4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0/12, 5/24/12, 6/7/12, 6/2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2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Default" office:value-type="string">
            <text:p>5/10/12, 5/2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3" office:value-type="date" office:date-value="2012-06-24">
            <text:p>06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0">
            <text:p>0</text:p>
          </table:table-cell>
          <table:table-cell table:style-name="ce4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2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2">
            <text:p>2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18/12, 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2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139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3">
            <text:p>63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table:style-name="ce4" office:value-type="string">
            <text:p>230</text:p>
          </table:table-cell>
          <table:table-cell office:value-type="float" office:value="35">
            <text:p>35</text:p>
          </table:table-cell>
          <table:table-cell office:value-type="date" office:date-value="2011-05-01">
            <text:p>05/01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3/21/12, 4/18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5">
            <text:p>6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67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2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21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8/12, 5/2/12, 5/16/12, 5/30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2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2">
          <table:table-cell office:value-type="string">
            <text:p>Radish</text:p>
          </table:table-cell>
          <table:table-cell office:value-type="string">
            <text:p>Red mea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ce2" office:value-type="date" office:date-value="2012-07-01">
            <text:p>07/01/12</text:p>
          </table:table-cell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table:style-name="ce4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4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6/12, 4/1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2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5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3/12, 4/30/12, 5/7/12, 5/14/12, 5/21/12 7/25/12, 8/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4">
            <text:p>4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06/01/2012, 6/15/12, 6/29/12, 7/13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4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2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.5">
            <text:p>10.5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2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.5">
            <text:p>10.5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2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/27/12, 4/10/12, 4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4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2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4/6/12, 4/13/12, 4/20/12, 4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2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2">
            <text:p>2</text:p>
          </table:table-cell>
          <table:table-cell/>
          <table:table-cell office:value-type="float" office:value="18.5">
            <text:p>18.5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03/12/2012, 4/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2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date" office:date-value="2012-04-23">
            <text:p>04/2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2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01/12, 6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2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3/12, 5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 table:number-columns-repeated="2"/>
          <table:table-cell office:value-type="string">
            <text:p>None</text:p>
          </table:table-cell>
          <table:table-cell table:number-columns-repeated="3"/>
          <table:table-cell table:style-name="ce4"/>
          <table:table-cell table:number-columns-repeated="22"/>
        </table:table-row>
        <table:table-row table:style-name="ro2">
          <table:table-cell office:value-type="string">
            <text:p>Winter Squash</text:p>
          </table:table-cell>
          <table:table-cell table:number-columns-repeated="13"/>
          <table:table-cell table:style-name="ce4"/>
          <table:table-cell table:number-columns-repeated="22"/>
        </table:table-row>
        <table:table-row table:style-name="ro2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office:value-type="date" office:date-value="2012-06-05">
            <text:p>06/0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2">
          <table:table-cell office:value-type="string">
            <text:p>Garlic</text:p>
          </table:table-cell>
          <table:table-cell office:value-type="string">
            <text:p>Musik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Inchelium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2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style-name="ce3" office:value-type="date" office:date-value="2012-04-25">
            <text:p>0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2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style-name="ce3" office:value-type="date" office:date-value="2012-03-08">
            <text:p>03/08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2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/>
          <table:table-cell table:style-name="ce2" office:value-type="date" office:date-value="2012-02-19">
            <text:p>02/19/12</text:p>
          </table:table-cell>
          <table:table-cell table:style-name="ce3" office:value-type="date" office:date-value="2012-06-15">
            <text:p>06/15/12</text:p>
          </table:table-cell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3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2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1/12, 6/1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2" table:number-rows-repeated="1048518">
          <table:table-cell table:number-columns-repeated="37"/>
        </table:table-row>
        <table:table-row table:style-name="ro2">
          <table:table-cell table:number-columns-repeated="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11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2-02-25T11:49:38</dc:date>
    <dc:creator>Jericho </dc:creator>
    <meta:editing-duration>PT20H29M36S</meta:editing-duration>
    <meta:editing-cycles>37</meta:editing-cycles>
    <meta:document-statistic meta:table-count="1" meta:cell-count="995" meta:object-count="0"/>
  </office:meta>
</office:document-meta>
</file>